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var font-monospace" svg:font-family="'var font-monospace'"/>
    <style:font-face style:name="Lohit Devanagari" svg:font-family="'Lohit Devanagari'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134cm" fo:margin-right="0cm" fo:text-indent="0cm" style:auto-text-indent="false">
        <style:tab-stops/>
      </style:paragraph-properties>
    </style:style>
    <style:style style:name="P2" style:family="paragraph" style:parent-style-name="Standard">
      <style:text-properties fo:language="en" fo:country="US" officeooo:rsid="0007f15e" officeooo:paragraph-rsid="0007f15e"/>
    </style:style>
    <style:style style:name="P3" style:family="paragraph" style:parent-style-name="Standard">
      <style:text-properties officeooo:rsid="0007f15e" officeooo:paragraph-rsid="0007f15e"/>
    </style:style>
    <style:style style:name="P4" style:family="paragraph" style:parent-style-name="Standard">
      <style:text-properties officeooo:rsid="0009f7ab" officeooo:paragraph-rsid="0009f7ab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6" style:family="paragraph" style:parent-style-name="Standard">
      <style:paragraph-properties style:line-height-at-least="0.503cm"/>
      <style:text-properties fo:color="#000000" style:font-name="Consolas" fo:font-size="10.5pt" fo:font-weight="normal" officeooo:paragraph-rsid="000b0742" fo:background-color="#fffffe"/>
    </style:style>
    <style:style style:name="P7" style:family="paragraph" style:parent-style-name="Standard">
      <style:paragraph-properties style:line-height-at-least="0.503cm"/>
      <style:text-properties fo:color="#000000" style:font-name="Consolas" fo:font-size="10.5pt" fo:font-weight="normal" officeooo:rsid="000b0742" fo:background-color="#fffffe"/>
    </style:style>
    <style:style style:name="P8" style:family="paragraph" style:parent-style-name="Standard">
      <style:paragraph-properties style:line-height-at-least="0.503cm"/>
      <style:text-properties fo:color="#000000" style:font-name="Consolas" fo:font-size="10.5pt" fo:language="en" fo:country="US" fo:font-weight="normal" officeooo:rsid="000cca4a" officeooo:paragraph-rsid="000b0742" fo:background-color="#fffffe"/>
    </style:style>
    <style:style style:name="P9" style:family="paragraph" style:parent-style-name="Standard">
      <style:text-properties officeooo:paragraph-rsid="0009f7ab"/>
    </style:style>
    <style:style style:name="P10" style:family="paragraph" style:parent-style-name="Standard">
      <style:paragraph-properties style:line-height-at-least="0.503cm"/>
      <style:text-properties fo:color="#008000" style:font-name="Consolas" fo:font-size="10.5pt" fo:font-weight="normal" officeooo:rsid="000b0742" officeooo:paragraph-rsid="000b0742" fo:background-color="#fffff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/>
      <style:text-properties fo:color="#a31515" style:font-name="Consolas" fo:font-size="10.5pt" fo:font-weight="normal" officeooo:rsid="000b0742" officeooo:paragraph-rsid="000b0742" fo:background-color="#fffff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language="en" fo:country="US" officeooo:rsid="0007f15e" officeooo:paragraph-rsid="0007f15e"/>
    </style:style>
    <style:style style:name="P16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 style:list-style-name="L1" style:master-page-name="MP0">
      <style:paragraph-properties style:page-number="auto" fo:break-before="page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Consolas" fo:font-size="10.5pt" fo:font-weight="normal" fo:background-color="#fffff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8b21"/>
    </style:style>
    <style:style style:name="T3" style:family="text">
      <style:text-properties fo:language="en" fo:country="US" officeooo:rsid="00098b21"/>
    </style:style>
    <style:style style:name="T4" style:family="text">
      <style:text-properties fo:language="en" fo:country="US" officeooo:rsid="000cca4a"/>
    </style:style>
    <style:style style:name="T5" style:family="text">
      <style:text-properties officeooo:rsid="0009f7ab"/>
    </style:style>
    <style:style style:name="T6" style:family="text">
      <style:text-properties fo:color="#0000ff"/>
    </style:style>
    <style:style style:name="T7" style:family="text">
      <style:text-properties fo:color="#0000ff" style:font-name="Consolas" fo:font-size="10.5pt" fo:font-weight="normal" fo:background-color="#fffffe" loext:char-shading-value="0"/>
    </style:style>
    <style:style style:name="T8" style:family="text">
      <style:text-properties fo:color="#0000ff" style:font-name="Consolas" fo:font-size="10.5pt" fo:language="en" fo:country="US" fo:font-weight="normal" officeooo:rsid="0009f7ab" fo:background-color="#fffffe" loext:char-shading-value="0"/>
    </style:style>
    <style:style style:name="T9" style:family="text">
      <style:text-properties fo:color="#0000ff" fo:language="en" fo:country="US" officeooo:rsid="000cca4a"/>
    </style:style>
    <style:style style:name="T10" style:family="text">
      <style:text-properties fo:color="#0000ff" officeooo:rsid="000b0742"/>
    </style:style>
    <style:style style:name="T11" style:family="text">
      <style:text-properties fo:color="#000000" style:font-name="Consolas" fo:font-size="10.5pt" fo:font-weight="normal" fo:background-color="#fffffe" loext:char-shading-value="0"/>
    </style:style>
    <style:style style:name="T12" style:family="text">
      <style:text-properties fo:color="#863b00"/>
    </style:style>
    <style:style style:name="T13" style:family="text">
      <style:text-properties fo:color="#863b00" style:font-name="Consolas" fo:font-size="10.5pt" fo:font-weight="normal" fo:background-color="#fffffe" loext:char-shading-value="0"/>
    </style:style>
    <style:style style:name="T14" style:family="text">
      <style:text-properties fo:color="#863b00" officeooo:rsid="000b0742"/>
    </style:style>
    <style:style style:name="T15" style:family="text">
      <style:text-properties fo:color="#a31515"/>
    </style:style>
    <style:style style:name="T16" style:family="text">
      <style:text-properties fo:color="#a31515" officeooo:rsid="000b0742"/>
    </style:style>
    <style:style style:name="T17" style:family="text">
      <style:text-properties officeooo:rsid="000b0742"/>
    </style:style>
    <style:style style:name="T18" style:family="text">
      <style:text-properties fo:color="#008000"/>
    </style:style>
    <style:style style:name="T19" style:family="text">
      <style:text-properties fo:color="#008000" officeooo:rsid="000b074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75090061" text:style-name="L1">
        <text:list-item>
          <text:list>
            <text:list-item>
              <text:p text:style-name="P18">Филиал = Екатеринбург, за период с 01.01.2014 по 31.01.2014</text:p>
            </text:list-item>
            <text:list-item>
              <text:p text:style-name="P14">Филиал = Новосибирск за период с 01.01.2014 по 31.01.2014</text:p>
            </text:list-item>
            <text:list-item>
              <text:p text:style-name="P14">Филиал = Самара за период с 01.01.2014 по 31.01.2014</text:p>
            </text:list-item>
            <text:list-item>
              <text:p text:style-name="P14">Филиал = Москва за период с 01.01.2014 по 31.01.2014</text:p>
            </text:list-item>
            <text:list-item>
              <text:p text:style-name="P14">Филиал = Екатеринбург, за период с 01.03.2014 по 31.03.2014</text:p>
            </text:list-item>
            <text:list-item>
              <text:p text:style-name="P14">Филиал = Новосибирск за период с 01.03.2014 по 31.03.2014</text:p>
            </text:list-item>
            <text:list-item>
              <text:p text:style-name="P14">Филиал = Самара за период с 01.03.2014 по 31.03.2014</text:p>
            </text:list-item>
            <text:list-item>
              <text:p text:style-name="P14">Филиал = Москва за период с 01.03.2014 по 31.03.2014</text:p>
            </text:list-item>
            <text:list-item>
              <text:p text:style-name="P14">Филиал = Екатеринбург, за период с 01.05.2014 по 31.05.2014</text:p>
            </text:list-item>
            <text:list-item>
              <text:p text:style-name="P14">Филиал = Новосибирск за период с 01.05.2014 по 31.05.2014</text:p>
            </text:list-item>
            <text:list-item>
              <text:p text:style-name="P14">Филиал = Самара за период с 01.05.2014 по 31.05.2014</text:p>
            </text:list-item>
            <text:list-item>
              <text:p text:style-name="P14">Филиал = Москва за период с 01.05.2014 по 31.05.2014</text:p>
            </text:list-item>
            <text:list-item>
              <text:p text:style-name="P14">Филиал = Екатеринбург, за период с 01.07.2014 по 31.07.2014</text:p>
            </text:list-item>
            <text:list-item>
              <text:p text:style-name="P14">Филиал = Новосибирск за период с 01.07.2014 по 31.07.2014</text:p>
            </text:list-item>
            <text:list-item>
              <text:p text:style-name="P14">Филиал = Самара за период с 01.07.2014 по 31.07.2014</text:p>
            </text:list-item>
            <text:list-item>
              <text:p text:style-name="P14">Филиал = Москва за период с 01.07.2014 по 31.07.2014</text:p>
            </text:list-item>
          </text:list>
        </text:list-item>
      </text:list>
      <text:p text:style-name="Standard"/>
      <text:p text:style-name="Standard">Список задач для студентов по SQL.</text:p>
      <text:p text:style-name="Standard">Первая часть .</text:p>
      <text:list xml:id="list175721948640584" text:continue-numbering="true" text:style-name="L1">
        <text:list-item>
          <text:p text:style-name="P14">Вывести следующею информацию из таблицы: «_2.2 Продажи»: Менеджер, Сумма продажи, кол-во продаж, контрагент, артикул товара со следующими отборами:</text:p>
        </text:list-item>
        <text:list-item>
          <text:p text:style-name="P14">На основе прошлых информации найти транзакции со следующей информацией:</text:p>
          <text:list>
            <text:list-item>
              <text:p text:style-name="P14">мин продажи</text:p>
            </text:list-item>
            <text:list-item>
              <text:p text:style-name="P14">мак продажи</text:p>
            </text:list-item>
            <text:list-item>
              <text:p text:style-name="P14">мин кол-во товаров</text:p>
            </text:list-item>
            <text:list-item>
              <text:p text:style-name="P14">мак кол-во товаров</text:p>
            </text:list-item>
          </text:list>
        </text:list-item>
        <text:list-item>
          <text:p text:style-name="P14">Найти лучшего менеджера по продажам в филиале за определенный месяц — сложная задача, на следующий раз?</text:p>
          <text:list>
            <text:list-item>
              <text:p text:style-name="P14"/>
            </text:list-item>
          </text:list>
        </text:list-item>
        <text:list-item>
          <text:p text:style-name="P14">Рассчитать кол-во уникальных чеков</text:p>
          <text:list>
            <text:list-item>
              <text:p text:style-name="P14"/>
            </text:list-item>
          </text:list>
        </text:list-item>
        <text:list-item>
          <text:p text:style-name="P14">Рассчитать кол-во уникальных чеков с суммой продажи более 10 000 рублей</text:p>
          <text:list>
            <text:list-item>
              <text:p text:style-name="P14"/>
            </text:list-item>
          </text:list>
        </text:list-item>
        <text:list-item>
          <text:p text:style-name="P14">Найти чек с максимальным количеством уникальных позиций</text:p>
          <text:list>
            <text:list-item>
              <text:p text:style-name="P14"/>
            </text:list-item>
          </text:list>
        </text:list-item>
        <text:list-item>
          <text:p text:style-name="P14">Отсортировать данные по убыванию продаж в транзакциях, со следующими условиями.</text:p>
          <text:list>
            <text:list-item>
              <text:p text:style-name="P14"/>
            </text:list-item>
          </text:list>
        </text:list-item>
        <text:list-item>
          <text:p text:style-name="P14">Отсортировать данные по убыванию продаж в чеках, со следующими условиями</text:p>
          <text:list>
            <text:list-item>
              <text:p text:style-name="P14"/>
            </text:list-item>
          </text:list>
        </text:list-item>
        <text:list-item>
          <text:p text:style-name="P14">Отсортировать по возрастанию по менеджерам, внутри следующего запроса</text:p>
          <text:list>
            <text:list-item>
              <text:p text:style-name="P14"/>
            </text:list-item>
          </text:list>
        </text:list-item>
        <text:list-item>
          <text:p text:style-name="P14">Отсортировать по возрастанию менеджеров и по убыванию продаж транзакций внутри менеджеров, по следующим условиями</text:p>
          <text:list>
            <text:list-item>
              <text:p text:style-name="P14"/>
            </text:list-item>
          </text:list>
        </text:list-item>
        <text:list-item>
          <text:p text:style-name="P14">Получить информацию о транзакции с максимальной суммой платежа, по следующим условиям</text:p>
          <text:list>
            <text:list-item>
              <text:p text:style-name="P14"/>
            </text:list-item>
          </text:list>
        </text:list-item>
        <text:list-item>
          <text:p text:style-name="P14">Получить информацию о № чека с максимальной суммой платежа, по следующим условиям</text:p>
          <text:list>
            <text:list-item>
              <text:p text:style-name="P14"/>
            </text:list-item>
          </text:list>
        </text:list-item>
        <text:list-item>
          <text:p text:style-name="P14"><text:soft-page-break/>Переименовать красиво все наименования столбцов при вызове таблицы со следующими условиями</text:p>
          <text:list>
            <text:list-item>
              <text:p text:style-name="P14"/>
            </text:list-item>
          </text:list>
        </text:list-item>
        <text:list-item>
          <text:p text:style-name="P14">Посчитать количество уникальных менеджеров со следующими условиями</text:p>
          <text:list>
            <text:list-item>
              <text:p text:style-name="P14"/>
            </text:list-item>
          </text:list>
        </text:list-item>
        <text:list-item>
          <text:p text:style-name="P14">Посчитать кол-во уникальных клиентов со следующими условиями</text:p>
          <text:list>
            <text:list-item>
              <text:p text:style-name="P14"/>
            </text:list-item>
          </text:list>
        </text:list-item>
        <text:list-item>
          <text:p text:style-name="P14">Сколько обслуживает клиентов каждый менеджер со следующими условиями</text:p>
        </text:list-item>
        <text:list-item>
          <text:p text:style-name="P14">Сколько в среднем обслуживает клиентов менеджер филиала</text:p>
          <text:list>
            <text:list-item>
              <text:p text:style-name="P14"/>
            </text:list-item>
          </text:list>
        </text:list-item>
        <text:list-item>
          <text:p text:style-name="P14">Сколько всего клиентов обслужил филиала, за определенный период</text:p>
          <text:list>
            <text:list-item>
              <text:p text:style-name="P14"/>
            </text:list-item>
          </text:list>
        </text:list-item>
        <text:list-item>
          <text:p text:style-name="P14">Какой менеджер обслужил в филиале, максимальное кол-во клиентов</text:p>
          <text:list>
            <text:list-item>
              <text:p text:style-name="P14"/>
            </text:list-item>
          </text:list>
        </text:list-item>
        <text:list-item>
          <text:p text:style-name="P14">Какой менеджер, принес максимальную выручку в филиале за определенный месяц</text:p>
          <text:list>
            <text:list-item>
              <text:p text:style-name="P14"/>
            </text:list-item>
          </text:list>
        </text:list-item>
        <text:list-item>
          <text:p text:style-name="P14">Рассчитать средний чек клиенту по выбранному менеджеру</text:p>
          <text:list>
            <text:list-item>
              <text:p text:style-name="P14"/>
            </text:list-item>
          </text:list>
        </text:list-item>
        <text:list-item>
          <text:p text:style-name="P14">Рассчитать средний чек клиента по филиалу</text:p>
          <text:list>
            <text:list-item>
              <text:p text:style-name="P15">Select <text:span text:style-name="T1">филиал, </text:span>AVG(<text:span text:style-name="T1">чек) </text:span>from table</text:p>
            </text:list-item>
            <text:list-item>
              <text:p text:style-name="P15">group by <text:span text:style-name="T1">филиал</text:span></text:p>
            </text:list-item>
          </text:list>
        </text:list-item>
        <text:list-item>
          <text:p text:style-name="P14">Средний чек клиента по менеджерам внутри филиалов</text:p>
          <text:list>
            <text:list-item>
              <text:p text:style-name="P14"/>
            </text:list-item>
          </text:list>
        </text:list-item>
        <text:list-item>
          <text:p text:style-name="P14">Найти с помощью неточного поиска, следующие наименования компании</text:p>
        </text:list-item>
        <text:list-item>
          <text:p text:style-name="P14">Из задачи прошлого найти средний чек, который он оставляет в компании</text:p>
        </text:list-item>
        <text:list-item>
          <text:p text:style-name="P14">Рассчитать АВС товарных позиций ( задача со звездочкой)</text:p>
        </text:list-item>
      </text:list>
      <text:p text:style-name="Standard"/>
      <text:list xml:id="list175723232920169" text:continue-numbering="true" text:style-name="L1">
        <text:list-item>
          <text:p text:style-name="P14">Рассчитать среднее кол-во артикулов в чеке, по следующим условиями</text:p>
        </text:list-item>
        <text:list-item>
          <text:p text:style-name="P14">Рассчитать среднее кол-во артикулов в чеке, в разрезе выделенного менеджера, по следующим условиями</text:p>
        </text:list-item>
        <text:list-item>
          <text:p text:style-name="P14">Найти всех менеджеров, которые продали более 2 млн. рублей, со следующими условиями</text:p>
        </text:list-item>
        <text:list-item>
          <text:p text:style-name="P14">найти всех менеджеров, которые продают более 50 клиентам, со следующими условиями</text:p>
          <text:p text:style-name="P15">select <text:span text:style-name="T1">менеджер </text:span>from table</text:p>
        </text:list-item>
      </text:list>
      <text:p text:style-name="P2"><text:s text:c="12"/>group by <text:span text:style-name="T1">менеджера</text:span></text:p>
      <text:p text:style-name="P2"><text:span text:style-name="T1"><text:s text:c="13"/></text:span>having count(<text:span text:style-name="T1">клиент)</text:span>&gt;50</text:p>
      <text:list xml:id="list175723508543508" text:continue-numbering="true" text:style-name="L1">
        <text:list-item>
          <text:p text:style-name="P14">Есть менеджеры, которые продают в более чем одном филиале, найти их!</text:p>
        </text:list-item>
        <text:list-item>
          <text:p text:style-name="P14">Найти сумму продаж по менеджерам, со следующими условиями</text:p>
        </text:list-item>
        <text:list-item>
          <text:p text:style-name="P14">Выгрузки с датами, различными</text:p>
        </text:list-item>
        <text:list-item>
          <text:p text:style-name="P14">Показать, что среднее кол-во чеков и среднее по транзакции это разные вещи.</text:p>
        </text:list-item>
      </text:list>
      <text:p text:style-name="P3"><text:s text:c="12"/><text:span text:style-name="T3">SELECT AVG(amount) as </text:span><text:span text:style-name="T2">среднее кол-во чеков, </text:span><text:span text:style-name="T3">avg(</text:span><text:span text:style-name="T2">транзакции</text:span><text:span text:style-name="T3">) as </text:span><text:span text:style-name="T2">среднее по транзакции</text:span></text:p>
      <text:p text:style-name="P3"><text:span text:style-name="T2"><text:s text:c="12"/></text:span><text:span text:style-name="T3">GROUP BY </text:span><text:span text:style-name="T2">менеджер</text:span></text:p>
      <text:list xml:id="list175723412511892" text:continue-numbering="true" text:style-name="L1">
        <text:list-item>
          <text:p text:style-name="P14">Найти количество уникальных счетов при условиях.</text:p>
        </text:list-item>
      </text:list>
      <text:p text:style-name="P19"><text:span text:style-name="T6"/></text:p>
      <text:p text:style-name="P19"><text:span text:style-name="T6">number7</text:span></text:p>
      <text:p text:style-name="P11"/>
      <text:p text:style-name="P5"><text:span text:style-name="T6">select</text:span> <text:span text:style-name="T6">TOP</text:span> <text:span text:style-name="T18">1</text:span> checkId,  <text:span text:style-name="T12">count</text:span>(itemId) <text:span text:style-name="T6">from</text:span> distributor.singleSales</text:p>
      <text:p text:style-name="P5"><text:span text:style-name="T6">where</text:span> distributor.singleSales.branchName = <text:span text:style-name="T15">'Екатеринбург'</text:span></text:p>
      <text:p text:style-name="P5"><text:span text:style-name="T6">and</text:span> distributor.singleSales.dateId <text:span text:style-name="T6">BETWEEN</text:span> <text:span text:style-name="T15">'2014-01-01'</text:span> <text:span text:style-name="T6">AND</text:span> <text:span text:style-name="T15">'2014-01-31'</text:span></text:p>
      <text:p text:style-name="P5"><text:span text:style-name="T6">group</text:span> <text:span text:style-name="T6">by</text:span> checkId</text:p>
      <text:p text:style-name="P5"><text:soft-page-break/><text:span text:style-name="T6">ORDER</text:span> <text:span text:style-name="T6">by</text:span> <text:span text:style-name="T12">count</text:span>(itemId) <text:span text:style-name="T6">desc</text:span></text:p>
      <text:p text:style-name="P11"/>
      <text:p text:style-name="P5">number <text:span text:style-name="T18">11</text:span></text:p>
      <text:p text:style-name="P11"/>
      <text:p text:style-name="P5"><text:span text:style-name="T6">select</text:span>  distributor.salesManager.fullname,</text:p>
      <text:p text:style-name="P5"><text:span text:style-name="T12">sum</text:span>(sales) <text:span text:style-name="T6">as</text:span> "transaction", <text:span text:style-name="T12">sum</text:span>(salesRub) <text:span text:style-name="T6">as</text:span> "Продажи"</text:p>
      <text:p text:style-name="P5"><text:span text:style-name="T6">from</text:span> distributor.sales <text:span text:style-name="T6">Inner</text:span> <text:span text:style-name="T6">join</text:span> distributor.salesManager <text:span text:style-name="T6">on</text:span> distributor.sales.salesManagerId = distributor.salesManager.salesManagerId</text:p>
      <text:p text:style-name="P5"><text:span text:style-name="T6">where</text:span> distributor.sales.branchId = <text:span text:style-name="T18">3</text:span></text:p>
      <text:p text:style-name="P5"><text:span text:style-name="T6">and</text:span> distributor.sales.dateId <text:span text:style-name="T6">between</text:span> <text:span text:style-name="T15">'2014-01-01'</text:span> <text:span text:style-name="T6">and</text:span> <text:span text:style-name="T15">'2014-01-31'</text:span></text:p>
      <text:p text:style-name="P5"><text:span text:style-name="T6">group</text:span> <text:span text:style-name="T6">by</text:span> distributor.salesManager.fullname</text:p>
      <text:p text:style-name="P5"><text:span text:style-name="T6">order</text:span> <text:span text:style-name="T6">by</text:span> <text:span text:style-name="T12">sum</text:span>(distributor.sales.sales), <text:span text:style-name="T12">sum</text:span>(distributor.sales.salesRub), distributor.salesManager.fullname <text:span text:style-name="T6">desc</text:span></text:p>
      <text:p text:style-name="P19"><text:span text:style-name="T6"/></text:p>
      <text:p text:style-name="P11"/>
      <text:p text:style-name="P5">number <text:span text:style-name="T18">15</text:span></text:p>
      <text:p text:style-name="P11"/>
      <text:p text:style-name="P5"><text:span text:style-name="T6">select</text:span> <text:span text:style-name="T12">count</text:span>(distributor.sales.salesManagerId) <text:span text:style-name="T6">from</text:span> distributor.sales, distributor.branch, distributor.salesManager</text:p>
      <text:p text:style-name="P5"><text:span text:style-name="T6">where</text:span> distributor.branch.branchName = <text:span text:style-name="T15">'Екатеринбург'</text:span></text:p>
      <text:p text:style-name="P5"><text:span text:style-name="T6">and</text:span> distributor.sales.salesManagerId = distributor.salesManager.salesManagerId</text:p>
      <text:p text:style-name="P5"><text:span text:style-name="T6">and</text:span> distributor.branch.branchId = distributor.sales.branchId</text:p>
      <text:p text:style-name="P5"><text:span text:style-name="T6">and</text:span> distributor.sales.dateId <text:span text:style-name="T6">between</text:span> <text:span text:style-name="T15">'2014-01-01'</text:span> <text:span text:style-name="T6">and</text:span> <text:span text:style-name="T15">'2014-01-31'</text:span></text:p>
      <text:p text:style-name="P11"/>
      <text:p text:style-name="P5">number <text:span text:style-name="T18">19</text:span></text:p>
      <text:p text:style-name="P11"/>
      <text:p text:style-name="P5"><text:span text:style-name="T6">select</text:span> <text:span text:style-name="T12">count</text:span>(checkId) <text:span text:style-name="T6">from</text:span> distributor.sales, distributor.branch</text:p>
      <text:p text:style-name="P5"><text:span text:style-name="T6">where</text:span> distributor.branch.branchName = <text:span text:style-name="T15">'Екатеринбург'</text:span></text:p>
      <text:p text:style-name="P5"><text:span text:style-name="T6">and</text:span> distributor.branch.branchId = distributor.sales.branchId</text:p>
      <text:p text:style-name="P5"><text:span text:style-name="T6">and</text:span> distributor.sales.dateId <text:span text:style-name="T6">between</text:span> <text:span text:style-name="T15">'2014-01-01'</text:span> <text:span text:style-name="T6">and</text:span> <text:span text:style-name="T15">'2014-01-31'</text:span></text:p>
      <text:p text:style-name="P13"/>
      <text:p text:style-name="P9"><text:span text:style-name="T5">23)</text:span><text:span text:style-name="T7">S</text:span><text:span text:style-name="T8">ELECT</text:span><text:span text:style-name="T11"> branchName </text:span><text:span text:style-name="T7">as</text:span><text:span text:style-name="T11"> филиал, </text:span><text:span text:style-name="T13">AVG</text:span><text:span text:style-name="T11">(SalesRub) </text:span><text:span text:style-name="T7">as</text:span><text:span text:style-name="T11"> средняя_по_филиалу </text:span><text:span text:style-name="T7">from</text:span><text:span text:style-name="T11"> distributor.singleSales</text:span></text:p>
      <text:p text:style-name="P5"><text:span text:style-name="T6">where</text:span> branchName = <text:span text:style-name="T15">'Екатеринбург'</text:span> <text:span text:style-name="T6">and</text:span> dateId <text:span text:style-name="T6">BETWEEN</text:span> <text:span text:style-name="T15">'2014-01-01'</text:span> <text:span text:style-name="T6">and</text:span> <text:span text:style-name="T15">'2014-01-31'</text:span></text:p>
      <text:p text:style-name="P5"><text:span text:style-name="T6">group</text:span> <text:span text:style-name="T6">by</text:span> филиал</text:p>
      <text:p text:style-name="P6"><text:span text:style-name="T17">27)</text:span><text:span text:style-name="T9">SELECT</text:span><text:span text:style-name="T4"> itemId </text:span><text:span text:style-name="T9">as</text:span><text:span text:style-name="T4"> лучшие_товары,  salesRub </text:span><text:span text:style-name="T9">as</text:span><text:span text:style-name="T4"> цена_товара  </text:span><text:span text:style-name="T9">from</text:span><text:span text:style-name="T4"> distributor.sales </text:span></text:p>
      <text:p text:style-name="P5"><text:span text:style-name="T6">Where</text:span> salesRub <text:span text:style-name="T6">is</text:span> <text:span text:style-name="T6">not</text:span> <text:span text:style-name="T6">NULL</text:span> <text:span text:style-name="T6">AND</text:span> varc&lt;=(<text:span text:style-name="T12">count</text:span>(salesRub))/<text:span text:style-name="T18">5</text:span></text:p>
      <text:p text:style-name="P5"><text:span text:style-name="T12">window</text:span> varc <text:span text:style-name="T6">as</text:span> (<text:span text:style-name="T6">partition</text:span> <text:span text:style-name="T6">by</text:span> <text:span text:style-name="T18">1</text:span> <text:span text:style-name="T6">ORDER</text:span> <text:span text:style-name="T6">BY</text:span> salesRub <text:span text:style-name="T6">DESC</text:span>);</text:p>
      <text:p text:style-name="P8"/>
      <text:p text:style-name="P5"><text:span text:style-name="T17">31)</text:span><text:span text:style-name="T6">select</text:span> fullname <text:span text:style-name="T6">from</text:span> distributor.singleSales</text:p>
      <text:p text:style-name="P5"><text:span text:style-name="T6">WHERE</text:span> branchName = <text:span text:style-name="T15">'Екатеринбург'</text:span></text:p>
      <text:p text:style-name="P5"><text:span text:style-name="T6">AND</text:span> dateId <text:span text:style-name="T6">BETWEEN</text:span> <text:span text:style-name="T15">'2014-01-01'</text:span> <text:span text:style-name="T6">AND</text:span> <text:span text:style-name="T15">'2014-01-31'</text:span></text:p>
      <text:p text:style-name="P5"><text:span text:style-name="T6">AND</text:span> fullname <text:span text:style-name="T6">is</text:span> <text:span text:style-name="T6">not</text:span> <text:span text:style-name="T6">NULL</text:span></text:p>
      <text:p text:style-name="P5"><text:span text:style-name="T6">group</text:span> <text:span text:style-name="T6">by</text:span> fullname</text:p>
      <text:p text:style-name="P5"><text:span text:style-name="T6">having</text:span> <text:span text:style-name="T12">count</text:span>(sales)&gt;<text:span text:style-name="T18">50</text:span></text:p>
      <text:p text:style-name="P10"/>
      <text:p text:style-name="P6"><text:span text:style-name="T19">35)</text:span><text:span text:style-name="T10">select</text:span><text:span text:style-name="T17"> </text:span><text:span text:style-name="T14">sum</text:span><text:span text:style-name="T17">(salesRub)/</text:span><text:span text:style-name="T14">count</text:span><text:span text:style-name="T17">(checkId) </text:span><text:span text:style-name="T10">as</text:span><text:span text:style-name="T17"> </text:span><text:span text:style-name="T16">'среднее по чеку'</text:span><text:span text:style-name="T17">, </text:span><text:span text:style-name="T14">sum</text:span><text:span text:style-name="T17">(salesRub)/</text:span><text:span text:style-name="T14">sum</text:span><text:span text:style-name="T17">(sales) </text:span><text:span text:style-name="T10">as</text:span><text:span text:style-name="T17"> </text:span><text:span text:style-name="T16">'среднее по транзакции'</text:span><text:span text:style-name="T17"> </text:span><text:span text:style-name="T10">from</text:span><text:span text:style-name="T17"> distributor.singleSales</text:span></text:p>
      <text:p text:style-name="P11"/>
      <text:p text:style-name="P5"><text:span text:style-name="T6">WHERE</text:span> branchName = <text:span text:style-name="T15">'Екатеринбург'</text:span></text:p>
      <text:p text:style-name="P5"><text:span text:style-name="T6">AND</text:span> dateId <text:span text:style-name="T6">BETWEEN</text:span> <text:span text:style-name="T15">'2014-01-01'</text:span> <text:span text:style-name="T6">AND</text:span> <text:span text:style-name="T15">'2014-01-31'</text:span></text:p>
      <text:p text:style-name="P5"><text:soft-page-break/></text:p>
      <text:p text:style-name="P12"/>
      <text:p text:style-name="P10"/>
      <text:p text:style-name="P7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var font-monospace" svg:font-family="'var font-monospace'"/>
    <style:font-face style:name="Lohit Devanagari" svg:font-family="'Lohit Devanagari'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 style:vertical-align="auto"/>
      <style:text-properties style:font-name="Tahoma" fo:font-family="Tahoma" style:font-family-generic="swiss" style:font-pitch="variable" fo:font-size="8pt" fo:language="en" fo:country="US" style:letter-kerning="false" style:font-name-asian="Calibri" style:font-family-asian="Calibri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 style:language-complex="ar" style:country-complex="SA" fo:hyphenate="tru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fo:language="en" fo:country="US" style:letter-kerning="false" style:font-name-asian="Calibri" style:font-family-asian="Calibri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 LibreOffice_project/98b30e735bda24bc04ab42594c85f7fd8be07b9c</meta:generator>
    <meta:initial-creator>Starostin Egor</meta:initial-creator>
    <meta:creation-date>2020-09-19T09:08:00Z</meta:creation-date>
    <dc:date>2022-11-22T17:57:20.129000000</dc:date>
    <meta:editing-cycles>9</meta:editing-cycles>
    <meta:editing-duration>PT8H39M11S</meta:editing-duration>
    <meta:document-statistic meta:table-count="0" meta:image-count="0" meta:object-count="0" meta:page-count="4" meta:paragraph-count="123" meta:word-count="803" meta:character-count="6069" meta:non-whitespace-character-count="5391"/>
    <meta:template xlink:type="simple" xlink:actuate="onRequest" xlink:title="" xlink:href="../../Downloads/Задачи%20БД%20часть%201.odt/Normal"/>
  </office:meta>
</office:document-meta>
</file>